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90.15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3666086500033" calcext:value-type="float">
            <text:p>7.36660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7.4157490117857" calcext:value-type="float">
            <text:p>7.4157490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8.9020776380309" calcext:value-type="float">
            <text:p>8.902077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7.816127722371" calcext:value-type="float">
            <text:p>7.8161277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7.9643040430803" calcext:value-type="float">
            <text:p>7.9643040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8.7453973645911" calcext:value-type="float">
            <text:p>8.7453973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7.5756097528354" calcext:value-type="float">
            <text:p>7.57560975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8.5417768170652" calcext:value-type="float">
            <text:p>8.54177681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8.3542777200279" calcext:value-type="float">
            <text:p>8.354277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7.8902589547935" calcext:value-type="float">
            <text:p>7.8902589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7.7838404271069" calcext:value-type="float">
            <text:p>7.78384042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9.3839219889727" calcext:value-type="float">
            <text:p>9.3839219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8.5650860811292" calcext:value-type="float">
            <text:p>8.56508608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8.069685998977" calcext:value-type="float">
            <text:p>8.069685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7.1694418752773" calcext:value-type="float">
            <text:p>7.16944187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7.1812127385391" calcext:value-type="float">
            <text:p>7.1812127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6.5311234587704" calcext:value-type="float">
            <text:p>6.53112345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8.376312435489" calcext:value-type="float">
            <text:p>8.3763124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7.3842691503798" calcext:value-type="float">
            <text:p>7.3842691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2.62370631106" calcext:value-type="float">
            <text:p>12.62370631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1.405715468235" calcext:value-type="float">
            <text:p>11.40571546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1.998052194371" calcext:value-type="float">
            <text:p>11.99805219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2.478550252761" calcext:value-type="float">
            <text:p>12.47855025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3.001195023933" calcext:value-type="float">
            <text:p>13.00119502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2.320500292056" calcext:value-type="float">
            <text:p>12.32050029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1.899254620109" calcext:value-type="float">
            <text:p>11.89925462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1.084439206504" calcext:value-type="float">
            <text:p>11.08443920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2.221521142567" calcext:value-type="float">
            <text:p>12.2215211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1.852229415388" calcext:value-type="float">
            <text:p>11.8522294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2.183513523116" calcext:value-type="float">
            <text:p>12.18351352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2.074945604487" calcext:value-type="float">
            <text:p>12.07494560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1.779654325465" calcext:value-type="float">
            <text:p>11.77965432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2.324486532121" calcext:value-type="float">
            <text:p>12.324486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2.022864767402" calcext:value-type="float">
            <text:p>12.02286476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3.059985232041" calcext:value-type="float">
            <text:p>13.059985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1.991858704851" calcext:value-type="float">
            <text:p>11.99185870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2.077547707601" calcext:value-type="float">
            <text:p>12.07754770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2.55467936911" calcext:value-type="float">
            <text:p>12.55467936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1.453401950306" calcext:value-type="float">
            <text:p>11.4534019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2.418341685136" calcext:value-type="float">
            <text:p>12.4183416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2.10221302618" calcext:value-type="float">
            <text:p>12.10221302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2.000395591835" calcext:value-type="float">
            <text:p>12.000395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1.591252658975" calcext:value-type="float">
            <text:p>11.5912526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1.747502235315" calcext:value-type="float">
            <text:p>11.7475022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2.150743813792" calcext:value-type="float">
            <text:p>12.15074381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1.804773672404" calcext:value-type="float">
            <text:p>11.8047736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1.470247217472" calcext:value-type="float">
            <text:p>11.4702472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1.822638948671" calcext:value-type="float">
            <text:p>11.82263894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2.600823162571" calcext:value-type="float">
            <text:p>12.6008231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2.230301246999" calcext:value-type="float">
            <text:p>12.2303012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1.038770432176" calcext:value-type="float">
            <text:p>11.0387704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1.534554032368" calcext:value-type="float">
            <text:p>11.5345540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1.731152780805" calcext:value-type="float">
            <text:p>11.7311527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2.402188723911" calcext:value-type="float">
            <text:p>12.40218872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3.453969227324" calcext:value-type="float">
            <text:p>13.45396922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2.272073494024" calcext:value-type="float">
            <text:p>12.2720734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2.226510126063" calcext:value-type="float">
            <text:p>12.22651012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1.327497480076" calcext:value-type="float">
            <text:p>11.32749748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1.467615846812" calcext:value-type="float">
            <text:p>11.46761584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1.216392197002" calcext:value-type="float">
            <text:p>11.2163921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1.650041050261" calcext:value-type="float">
            <text:p>11.6500410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1.588000458333" calcext:value-type="float">
            <text:p>11.58800045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2.526831841225" calcext:value-type="float">
            <text:p>12.5268318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2.315045839659" calcext:value-type="float">
            <text:p>12.31504583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1.463113006089" calcext:value-type="float">
            <text:p>11.46311300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2.52422031815" calcext:value-type="float">
            <text:p>12.5242203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1.623805597583" calcext:value-type="float">
            <text:p>11.6238055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1.837559433524" calcext:value-type="float">
            <text:p>11.83755943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1.298896996552" calcext:value-type="float">
            <text:p>11.2988969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1.273020681816" calcext:value-type="float">
            <text:p>11.2730206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2.33652226089" calcext:value-type="float">
            <text:p>12.3365222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2.052712962316" calcext:value-type="float">
            <text:p>12.05271296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2.142336522949" calcext:value-type="float">
            <text:p>12.1423365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2.322075803982" calcext:value-type="float">
            <text:p>12.322075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1.126689984099" calcext:value-type="float">
            <text:p>11.126689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2.60677646948" calcext:value-type="float">
            <text:p>12.6067764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1.524581596615" calcext:value-type="float">
            <text:p>11.5245815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1.540670285306" calcext:value-type="float">
            <text:p>11.54067028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2.440858725814" calcext:value-type="float">
            <text:p>12.4408587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1.647848744298" calcext:value-type="float">
            <text:p>11.6478487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1.322630340301" calcext:value-type="float">
            <text:p>11.32263034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2.118989542553" calcext:value-type="float">
            <text:p>12.1189895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3.125798855194" calcext:value-type="float">
            <text:p>13.12579885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1.696250495969" calcext:value-type="float">
            <text:p>11.6962504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2.004418177854" calcext:value-type="float">
            <text:p>12.00441817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1.96201127932" calcext:value-type="float">
            <text:p>11.96201127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2.093344401356" calcext:value-type="float">
            <text:p>12.0933444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1.867330061799" calcext:value-type="float">
            <text:p>11.86733006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1.409114069522" calcext:value-type="float">
            <text:p>11.4091140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2.694438389287" calcext:value-type="float">
            <text:p>12.6944383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1.766619447242" calcext:value-type="float">
            <text:p>11.7666194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2.700578805981" calcext:value-type="float">
            <text:p>12.7005788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1.994479468135" calcext:value-type="float">
            <text:p>11.99447946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2.239333971463" calcext:value-type="float">
            <text:p>12.23933397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2.022458989927" calcext:value-type="float">
            <text:p>12.0224589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1.969756602597" calcext:value-type="float">
            <text:p>11.9697566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2.287999569286" calcext:value-type="float">
            <text:p>12.28799956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2.387731742298" calcext:value-type="float">
            <text:p>12.38773174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2.281733914133" calcext:value-type="float">
            <text:p>12.2817339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1.535903420045" calcext:value-type="float">
            <text:p>11.53590342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50:12.242636420</dc:date>
    <meta:editing-duration>PT1M19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9cm" svg:y="0.315cm" chart:style-name="ch2">
          <text:p>Sum(Avg) energy generation</text:p>
        </chart:title>
        <chart:subtitle svg:x="5.375cm" svg:y="1.286cm" chart:style-name="ch3">
          <text:p>system overview-hidden alert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7.3666086500033">
                <text:p>7.3666086500033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7.4157490117857">
                <text:p>7.41574901178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8.9020776380309">
                <text:p>8.90207763803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7.816127722371">
                <text:p>7.816127722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7.9643040430803">
                <text:p>7.9643040430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8.7453973645911">
                <text:p>8.7453973645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7.5756097528354">
                <text:p>7.5756097528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8.5417768170652">
                <text:p>8.54177681706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8.3542777200279">
                <text:p>8.3542777200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7.8902589547935">
                <text:p>7.89025895479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7.7838404271069">
                <text:p>7.78384042710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9.3839219889727">
                <text:p>9.38392198897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8.5650860811292">
                <text:p>8.56508608112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8.069685998977">
                <text:p>8.069685998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7.1694418752773">
                <text:p>7.1694418752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7.1812127385391">
                <text:p>7.18121273853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6.5311234587704">
                <text:p>6.5311234587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8.376312435489">
                <text:p>8.376312435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7.3842691503798">
                <text:p>7.3842691503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2.62370631106">
                <text:p>12.62370631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1.405715468235">
                <text:p>11.405715468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1.998052194371">
                <text:p>11.9980521943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2.478550252761">
                <text:p>12.4785502527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3.001195023933">
                <text:p>13.001195023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2.320500292056">
                <text:p>12.3205002920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1.899254620109">
                <text:p>11.899254620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1.084439206504">
                <text:p>11.084439206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2.221521142567">
                <text:p>12.221521142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1.852229415388">
                <text:p>11.852229415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2.183513523116">
                <text:p>12.1835135231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2.074945604487">
                <text:p>12.074945604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1.779654325465">
                <text:p>11.7796543254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2.324486532121">
                <text:p>12.324486532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2.022864767402">
                <text:p>12.022864767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3.059985232041">
                <text:p>13.0599852320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1.991858704851">
                <text:p>11.9918587048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2.077547707601">
                <text:p>12.0775477076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2.55467936911">
                <text:p>12.55467936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1.453401950306">
                <text:p>11.453401950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2.418341685136">
                <text:p>12.418341685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2.10221302618">
                <text:p>12.10221302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2.000395591835">
                <text:p>12.0003955918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1.591252658975">
                <text:p>11.5912526589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1.747502235315">
                <text:p>11.747502235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2.150743813792">
                <text:p>12.150743813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1.804773672404">
                <text:p>11.8047736724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1.470247217472">
                <text:p>11.470247217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1.822638948671">
                <text:p>11.8226389486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2.600823162571">
                <text:p>12.600823162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2.230301246999">
                <text:p>12.230301246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1.038770432176">
                <text:p>11.038770432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1.534554032368">
                <text:p>11.534554032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1.731152780805">
                <text:p>11.731152780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2.402188723911">
                <text:p>12.402188723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3.453969227324">
                <text:p>13.453969227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2.272073494024">
                <text:p>12.272073494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2.226510126063">
                <text:p>12.2265101260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1.327497480076">
                <text:p>11.327497480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1.467615846812">
                <text:p>11.467615846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1.216392197002">
                <text:p>11.216392197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1.650041050261">
                <text:p>11.6500410502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1.588000458333">
                <text:p>11.588000458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2.526831841225">
                <text:p>12.526831841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2.315045839659">
                <text:p>12.315045839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1.463113006089">
                <text:p>11.4631130060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2.52422031815">
                <text:p>12.524220318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1.623805597583">
                <text:p>11.623805597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1.837559433524">
                <text:p>11.837559433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1.298896996552">
                <text:p>11.298896996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1.273020681816">
                <text:p>11.2730206818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2.33652226089">
                <text:p>12.336522260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2.052712962316">
                <text:p>12.052712962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2.142336522949">
                <text:p>12.142336522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2.322075803982">
                <text:p>12.3220758039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1.126689984099">
                <text:p>11.126689984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2.60677646948">
                <text:p>12.60677646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1.524581596615">
                <text:p>11.524581596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1.540670285306">
                <text:p>11.540670285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2.440858725814">
                <text:p>12.4408587258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1.647848744298">
                <text:p>11.647848744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1.322630340301">
                <text:p>11.322630340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2.118989542553">
                <text:p>12.118989542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3.125798855194">
                <text:p>13.125798855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1.696250495969">
                <text:p>11.6962504959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2.004418177854">
                <text:p>12.004418177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1.96201127932">
                <text:p>11.96201127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2.093344401356">
                <text:p>12.0933444013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1.867330061799">
                <text:p>11.8673300617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1.409114069522">
                <text:p>11.409114069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2.694438389287">
                <text:p>12.694438389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1.766619447242">
                <text:p>11.766619447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2.700578805981">
                <text:p>12.700578805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1.994479468135">
                <text:p>11.994479468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2.239333971463">
                <text:p>12.239333971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2.022458989927">
                <text:p>12.022458989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1.969756602597">
                <text:p>11.969756602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2.287999569286">
                <text:p>12.287999569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2.387731742298">
                <text:p>12.387731742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2.281733914133">
                <text:p>12.281733914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1.535903420045">
                <text:p>11.53590342004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